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Calibri" svg:font-family="Calibri"/>
    <style:font-face style:name="Cambria" svg:font-family="Cambria"/>
    <style:font-face style:name="Lucida Sans" svg:font-family="'Lucida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9cm"/>
    </style:style>
    <style:style style:name="co2" style:family="table-column">
      <style:table-column-properties fo:break-before="auto" style:column-width="5.029cm"/>
    </style:style>
    <style:style style:name="co3" style:family="table-column">
      <style:table-column-properties fo:break-before="auto" style:column-width="17.842cm"/>
    </style:style>
    <style:style style:name="co4" style:family="table-column">
      <style:table-column-properties fo:break-before="auto" style:column-width="7.004cm"/>
    </style:style>
    <style:style style:name="co5" style:family="table-column">
      <style:table-column-properties fo:break-before="auto" style:column-width="1.334cm"/>
    </style:style>
    <style:style style:name="co6" style:family="table-column">
      <style:table-column-properties fo:break-before="auto" style:column-width="10.019cm"/>
    </style:style>
    <style:style style:name="ro1" style:family="table-row">
      <style:table-row-properties style:row-height="0.998cm" fo:break-before="auto" style:use-optimal-row-height="false"/>
    </style:style>
    <style:style style:name="ro2" style:family="table-row">
      <style:table-row-properties style:row-height="1.789cm" fo:break-before="auto" style:use-optimal-row-height="false"/>
    </style:style>
    <style:style style:name="ro3" style:family="table-row">
      <style:table-row-properties style:row-height="1.395cm" fo:break-before="auto" style:use-optimal-row-height="false"/>
    </style:style>
    <style:style style:name="ro4" style:family="table-row">
      <style:table-row-properties style:row-height="0.827cm" fo:break-before="auto" style:use-optimal-row-height="false"/>
    </style:style>
    <style:style style:name="ro5" style:family="table-row">
      <style:table-row-properties style:row-height="2.08cm" fo:break-before="auto" style:use-optimal-row-height="false"/>
    </style:style>
    <style:style style:name="ro6" style:family="table-row">
      <style:table-row-properties style:row-height="2.889cm" fo:break-before="auto" style:use-optimal-row-height="false"/>
    </style:style>
    <style:style style:name="ro7" style:family="table-row">
      <style:table-row-properties style:row-height="2.4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2.974cm" fo:break-before="auto" style:use-optimal-row-height="false"/>
    </style:style>
    <style:style style:name="ro10" style:family="table-row">
      <style:table-row-properties style:row-height="2.131cm" fo:break-before="auto" style:use-optimal-row-height="false"/>
    </style:style>
    <style:style style:name="ro11" style:family="table-row">
      <style:table-row-properties style:row-height="2.79cm" fo:break-before="auto" style:use-optimal-row-height="false"/>
    </style:style>
    <style:style style:name="ro12"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3"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 style:family="table-cell" style:parent-style-name="Default">
      <style:table-cell-properties fo:border-bottom="0.51pt solid #000000" fo:wrap-option="wrap" fo:border-left="0.51pt solid #000000" fo:border-right="none" fo:border-top="0.74pt solid #800080" style:vertical-align="middle"/>
      <style:text-properties style:text-outline="false" style:text-line-through-style="none" style:text-line-through-type="none"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center"/>
      <style:text-properties style:text-outline="false" style:text-line-through-style="none" style:text-line-through-type="none"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51pt solid #000000" fo:wrap-option="wrap" fo:border-left="0.51pt solid #000000" fo:border-right="none" fo:border-top="none" style:vertical-align="middle"/>
      <style:text-properties style:text-outline="false" style:text-line-through-style="none" style:text-line-through-type="none"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51pt solid #000000" fo:wrap-option="wrap" fo:border-left="0.51pt solid #000000" fo:border-right="none" fo:border-top="none" style:vertical-align="middle"/>
      <style:text-properties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middle"/>
      <style:text-properties fo:font-size="9pt" style:font-size-asian="9pt" style:font-size-complex="9pt"/>
    </style:style>
    <style:style style:name="ce14" style:family="table-cell" style:parent-style-name="Default">
      <style:table-cell-properties fo:wrap-option="wrap" fo:border="0.06pt solid #000000" style:vertical-align="middle"/>
      <style:text-properties style:font-name="Arial" fo:font-size="9pt" style:font-size-asian="9pt" style:font-size-complex="9pt"/>
    </style:style>
    <style:style style:name="ce15"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start" fo:margin-left="0cm"/>
      <style:text-properties style:text-outline="false" style:text-line-through-style="none" style:text-line-through-type="none"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51pt solid #000000" fo:wrap-option="wrap" fo:border-left="0.51pt solid #000000" fo:border-right="none" fo:border-top="none" style:vertical-align="middle"/>
      <style:text-properties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name-complex="Liberation Sans1" style:font-size-complex="9pt" style:language-complex="none" style:country-complex="none" style:font-style-complex="normal" style:text-emphasize="none" style:font-relief="none" style:text-overline-style="none" style:text-overline-color="font-color"/>
    </style:style>
    <style:style style:name="ce10" style:family="table-cell" style:parent-style-name="Default">
      <style:table-cell-properties fo:border-bottom="0.51pt solid #000000" fo:wrap-option="wrap" fo:border-left="0.51pt solid #000000" fo:border-right="none" fo:border-top="none" style:vertical-align="middle"/>
      <style:text-properties style:font-name="Arial" fo:font-size="9pt" fo:font-style="normal" fo:font-weight="normal" style:text-underline-mode="continuous" style:text-overline-mode="continuous" style:text-line-through-mode="continuous" style:font-size-asian="9pt" style:font-style-asian="normal" style:font-weight-asian="normal" style:font-size-complex="9pt" style:language-complex="none" style:country-complex="none" style:font-relief="none" style:text-overline-style="none" style:text-overline-color="font-color"/>
    </style:style>
    <style:style style:name="ce19" style:family="table-cell" style:parent-style-name="Default">
      <style:table-cell-properties fo:wrap-option="wrap" style:vertical-align="middle"/>
      <style:text-properties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table-cell-properties fo:border-bottom="0.51pt solid #000000" fo:background-color="#ffffa6" style:text-align-source="fix" style:repeat-content="false" fo:wrap-option="wrap" fo:border-left="0.51pt solid #000000" fo:border-right="none" fo:border-top="0.74pt solid #800080"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ffe994" style:text-align-source="fix" style:repeat-content="false" fo:border="0.06pt solid #000000" style:vertical-align="middle"/>
      <style:paragraph-properties fo:text-align="center"/>
      <style:text-properties fo:font-size="9pt" fo:font-weight="bold" style:font-size-asian="9pt" style:font-weight-asian="bold" style:font-size-complex="9pt" style:font-weight-complex="bold"/>
    </style:style>
    <style:style style:name="ce13" style:family="table-cell" style:parent-style-name="Default">
      <style:table-cell-properties fo:border-bottom="0.51pt solid #000000" fo:background-color="#ffb66c"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51pt solid #000000" fo:background-color="#ffaa95" style:text-align-source="fix" style:repeat-content="false" fo:wrap-option="wrap" fo:border-left="0.51pt solid #000000" fo:border-right="none" fo:border-top="none" style:vertical-align="middle"/>
      <style:paragraph-properties fo:text-align="center" fo:margin-left="0cm"/>
      <style:text-properties fo:color="#000000" style:text-outline="false" style:text-line-through-style="none" style:text-line-through-type="none" style:font-name="Arial1"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name-complex="Arial1" style:font-size-complex="9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51pt solid #000000" fo:background-color="#ffa6a6"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0.51pt solid #000000" fo:background-color="#f7d1d5"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5" style:family="table-cell" style:parent-style-name="Default">
      <style:table-cell-properties fo:border-bottom="0.51pt solid #000000" fo:background-color="#e0c2cd"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able-cell-properties fo:border-bottom="0.51pt solid #000000" fo:background-color="#dedce6"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51pt solid #000000" fo:background-color="#dee6ef"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6" style:family="table-cell" style:parent-style-name="Default">
      <style:table-cell-properties fo:border-bottom="0.51pt solid #000000" fo:background-color="#dde8cb"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7" style:family="table-cell" style:parent-style-name="Default">
      <style:table-cell-properties fo:border-bottom="0.51pt solid #000000" fo:background-color="#ffffff" style:text-align-source="fix" style:repeat-content="false" fo:wrap-option="wrap" fo:border-left="0.51pt solid #000000" fo:border-right="none" fo:border-top="none" style:vertical-align="middle"/>
      <style:paragraph-properties fo:text-align="center" fo:margin-left="0cm"/>
      <style:text-properties style:text-outline="false" style:text-line-through-style="none" style:text-line-through-type="none" fo:font-size="9pt" fo:language="fr" fo:country="FR" fo:font-style="normal" fo:text-shadow="none" style:text-underline-style="none" fo:font-weight="bold" style:text-underline-mode="continuous" style:text-overline-mode="continuous" style:text-line-through-mode="continuous" style:font-name-asian="Lucida Sans" style:font-size-asian="9pt" style:language-asian="hi" style:country-asian="IN" style:font-style-asian="normal" style:font-weight-asian="bold" style:font-size-complex="9pt" style:language-complex="none" style:country-complex="none"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center" fo:margin-left="0cm"/>
      <style:text-properties fo:font-size="9pt" fo:font-weight="bold" style:font-size-asian="9pt" style:font-weight-asian="bold" style:font-size-complex="9pt" style:font-weight-complex="bold"/>
    </style:style>
    <style:style style:name="ce32" style:family="table-cell" style:parent-style-name="Default">
      <style:table-cell-properties fo:border-bottom="0.51pt solid #000000" style:text-align-source="fix" style:repeat-content="false" fo:wrap-option="wrap" fo:border-left="0.51pt solid #000000" fo:border-right="0.51pt solid #000000" fo:border-top="0.74pt solid #800080" style:vertical-align="middle"/>
      <style:paragraph-properties fo:text-align="start" fo:margin-left="0cm"/>
      <style:text-properties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51pt solid #000000" style:text-align-source="fix" style:repeat-content="false" fo:wrap-option="wrap" fo:border-left="0.51pt solid #000000" fo:border-right="0.51pt solid #000000" fo:border-top="none" style:vertical-align="middle"/>
      <style:paragraph-properties fo:text-align="start" fo:margin-left="0cm"/>
      <style:text-properties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name-asian="Segoe UI"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51pt solid #000000" fo:wrap-option="wrap" fo:border-left="0.51pt solid #000000" fo:border-right="0.51pt solid #000000" fo:border-top="none" style:vertical-align="middle"/>
      <style:text-properties style:text-outline="false" style:text-line-through-style="none" style:text-line-through-type="none"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51pt solid #000000" style:text-align-source="fix" style:repeat-content="false" fo:wrap-option="wrap" fo:border-left="0.51pt solid #000000" fo:border-right="0.51pt solid #000000" fo:border-top="none" style:vertical-align="middle"/>
      <style:paragraph-properties fo:text-align="start" fo:margin-left="0cm"/>
      <style:text-properties style:text-outline="false" style:text-line-through-style="none" style:text-line-through-type="none" fo:font-size="9pt" fo:language="fr" fo:country="FR" fo:font-style="normal" fo:text-shadow="none" style:text-underline-style="none"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51pt solid #000000" fo:wrap-option="wrap" fo:border-left="0.51pt solid #000000" fo:border-right="0.51pt solid #000000" fo:border-top="none" style:vertical-align="middle"/>
      <style:text-properties fo:color="#800080" fo:font-size="9pt" fo:font-style="normal" fo:font-weight="normal" style:text-underline-mode="continuous" style:text-overline-mode="continuous" style:text-line-through-mode="continuous" style:font-name-asian="Lucida Sans" style:font-size-asian="9pt" style:language-asian="hi" style:country-asian="IN" style:font-style-asian="normal" style:font-weight-asian="normal" style:font-size-complex="9pt" style:language-complex="none" style:country-complex="none" style:font-relief="none" style:text-overline-style="none" style:text-overline-color="font-color"/>
    </style:style>
    <style:style style:name="ce54" style:family="table-cell" style:parent-style-name="Default">
      <style:table-cell-properties fo:border-bottom="0.51pt solid #000000" fo:wrap-option="wrap" fo:border-left="0.51pt solid #000000" fo:border-right="0.51pt solid #000000" fo:border-top="none" style:vertical-align="middle"/>
      <style:text-properties fo:font-size="9pt" fo:font-style="normal" fo:font-weight="normal" style:text-underline-mode="continuous" style:text-overline-mode="continuous" style:text-line-through-mode="continuous" style:font-size-asian="9pt" style:font-style-asian="normal" style:font-weight-asian="normal" style:font-size-complex="9pt" style:language-complex="none" style:country-complex="none" style:text-emphasize="none" style:font-relief="none" style:text-overline-style="none" style:text-overline-color="font-color"/>
    </style:style>
    <style:style style:name="ce55" style:family="table-cell" style:parent-style-name="Default">
      <style:table-cell-properties fo:border-bottom="0.51pt solid #000000" fo:wrap-option="wrap" fo:border-left="0.51pt solid #000000" fo:border-right="0.51pt solid #000000" fo:border-top="none" style:vertical-align="middle"/>
      <style:text-properties fo:font-size="9pt" fo:font-style="normal" fo:font-weight="normal" style:text-underline-mode="continuous" style:text-overline-mode="continuous" style:text-line-through-mode="continuous" style:font-size-asian="9pt" style:font-style-asian="normal" style:font-weight-asian="normal" style:font-size-complex="9pt" style:language-complex="none" style:country-complex="none" style:font-relief="none" style:text-overline-style="none" style:text-overline-color="font-color"/>
    </style:style>
    <style:style style:name="ce41" style:family="table-cell" style:parent-style-name="Default">
      <style:table-cell-properties fo:wrap-option="wrap" style:rotation-align="none" style:vertical-align="middl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58" style:family="table-cell" style:parent-style-name="Default">
      <style:table-cell-properties fo:border="0.06pt solid #000000" style:vertical-align="middle"/>
      <style:text-properties style:font-name="Arial" fo:font-size="9pt" style:font-size-asian="9pt" style:font-size-complex="9pt"/>
    </style:style>
    <style:style style:name="T1" style:family="text">
      <style:text-properties fo:font-style="italic" style:font-style-asian="italic" style:font-style-complex="italic"/>
    </style:style>
    <style:style style:name="T2" style:family="text">
      <style:text-properties fo:color="#000000" style:font-name="Arial" fo:font-size="9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Lucida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Lucida Sans" style:font-size-asian="9pt" style:font-size-complex="9pt" style:font-weight-asian="normal" style:font-style-asian="normal" style:font-style-complex="normal" style:text-emphasize="none" style:font-relief="none" style:text-overline-style="none" style:text-overline-color="font-color" style:font-weight-complex="bold"/>
    </style:style>
    <style:style style:name="T4" style:family="text">
      <style:text-properties fo:color="#000000" style:font-name="Arial" fo:font-size="9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Lucida Sans" style:font-size-asian="9pt" style:font-size-complex="9pt" style:font-weight-asian="normal" style:font-style-asian="normal" style:font-style-complex="normal" style:text-emphasize="none" style:font-relief="none" style:text-overline-style="none" style:text-overline-color="font-color" style:font-weight-complex="normal"/>
    </style:style>
    <style:style style:name="T5" style:family="text">
      <style:text-properties fo:color="#000000" style:font-name="Arial" fo:font-size="9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Lucida Sans" style:font-size-asian="9pt" style:font-size-complex="9pt" style:font-weight-asian="normal" style:font-style-asian="normal" style:font-style-complex="normal" style:text-emphasize="none" style:font-relief="none" style:text-overline-style="none" style:text-overline-color="font-color" style:font-weight-complex="normal" style:font-name-complex="Arial"/>
    </style:style>
    <style:style style:name="T6" style:family="text">
      <style:text-properties style:font-size-asian="12pt" style:font-size-complex="12pt"/>
    </style:style>
    <style:style style:name="T7" style:family="text">
      <style:text-properties style:font-size-asian="12pt" style:font-size-complex="12pt" fo:color="#000000" style:text-underline-style="none" style:text-underline-color="font-color" style:text-line-through-type="none" style:text-outline="false" fo:text-shadow="none" style:letter-kerning="true" fo:letter-spacing="normal" fo:language="fr" fo:country="FR" style:language-asian="hi" style:country-asian="IN" style:font-name-asian="Lucida Sans" style:font-weight-complex="normal" style:font-style-complex="normal" style:text-emphasize="none"/>
    </style:style>
    <style:style style:name="T8" style:family="text">
      <style:text-properties style:text-underline-style="none" style:text-underline-color="font-color" style:text-line-through-type="none" style:text-outline="false" fo:text-shadow="none" style:letter-kerning="true" fo:language="fr" fo:country="FR" style:language-asian="hi" style:country-asian="IN" style:font-name-asian="Lucida Sans" style:font-size-asian="12pt" style:font-size-complex="11pt" style:font-weight-complex="normal" style:font-style-complex="normal" style:text-emphasize="none"/>
    </style:style>
    <style:style style:name="T9" style:family="text">
      <style:text-properties fo:color="#800080" style:text-underline-style="none" style:text-underline-color="font-color" style:text-line-through-type="none" style:text-outline="false" fo:text-shadow="none" style:letter-kerning="true" fo:language="fr" fo:country="FR" style:language-asian="hi" style:country-asian="IN" style:font-name-asian="Lucida Sans" style:font-size-asian="12pt" style:font-size-complex="11pt" style:font-weight-complex="normal" style:font-style-complex="normal"/>
    </style:style>
    <style:style style:name="T10" style:family="text">
      <style:text-properties fo:color="#800080" style:text-underline-style="none" style:text-underline-color="font-color" style:text-line-through-type="none" style:text-outline="false" fo:text-shadow="none" style:letter-kerning="true" fo:language="fr" fo:country="FR" style:language-asian="hi" style:country-asian="IN" style:font-name-asian="Lucida Sans" style:font-size-asian="12pt" style:font-size-complex="11pt" style:font-weight-complex="normal" style:font-style-complex="normal" style:text-emphasize="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48"/>
        <table:table-column table:style-name="co6" table:default-cell-style-name="ce16"/>
        <table:table-column table:style-name="co4" table:number-columns-repeated="58" table:default-cell-style-name="ce16"/>
        <table:table-column table:style-name="co4" table:number-columns-repeated="960" table:default-cell-style-name="Default"/>
        <table:table-row table:style-name="ro1">
          <table:table-cell table:style-name="ce3" office:value-type="string" calcext:value-type="string">
            <text:p>Catégorie</text:p>
          </table:table-cell>
          <table:table-cell table:style-name="ce3" office:value-type="string" calcext:value-type="string">
            <text:p>Problème identifié</text:p>
          </table:table-cell>
          <table:table-cell table:style-name="ce3" office:value-type="string" calcext:value-type="string">
            <text:p>Explication du problème</text:p>
          </table:table-cell>
          <table:table-cell table:style-name="ce27" office:value-type="string" calcext:value-type="string">
            <text:p>Bonne pratique à adopter</text:p>
          </table:table-cell>
          <table:table-cell table:style-name="ce27" office:value-type="string" calcext:value-type="string">
            <text:p>Action recommandée</text:p>
          </table:table-cell>
          <table:table-cell table:style-name="ce3" office:value-type="string" calcext:value-type="string">
            <text:p>Référence</text:p>
          </table:table-cell>
          <table:table-cell table:style-name="ce41" table:number-columns-repeated="20"/>
          <table:table-cell table:number-columns-repeated="998"/>
        </table:table-row>
        <table:table-row table:style-name="ro2">
          <table:table-cell table:style-name="ce5" office:value-type="string" calcext:value-type="string">
            <text:p>SEO / Accessibilité</text:p>
          </table:table-cell>
          <table:table-cell table:style-name="ce5" office:value-type="string" calcext:value-type="string">
            <text:p>La balise &lt;html&gt; avec l’attribut <text:span text:style-name="T1">lang</text:span> à la valeur « Default » </text:p>
          </table:table-cell>
          <table:table-cell table:style-name="ce5" office:value-type="string" calcext:value-type="string">
            <text:p>Aide Google à identifier les URL qui doivent être servies aux visiteurs en fonction de leur langue et de leur situation géographique. Optimisez les pages de votre site pour envoyer les bons signaux de localisation à Google</text:p>
          </table:table-cell>
          <table:table-cell table:style-name="ce5" office:value-type="string" calcext:value-type="string">
            <text:p>Spécifier le code correspondant à la langue utilisée pour le contenu du site. Ex : ’fr’ pour français, ‘en’ pour anglais, … . </text:p>
          </table:table-cell>
          <table:table-cell table:style-name="ce11" office:value-type="float" office:value="1" calcext:value-type="float">
            <text:p>1</text:p>
          </table:table-cell>
          <table:table-cell table:style-name="ce32" office:value-type="string" calcext:value-type="string">
            <text:p><text:a xlink:href="https://www.w3.org/International/questions/qa-html-language-declarations.fr" xlink:type="simple">W3C: Déclarer la langue en HTML</text:a></text:p>
          </table:table-cell>
          <table:table-cell table:number-columns-repeated="1018"/>
        </table:table-row>
        <table:table-row table:style-name="ro3">
          <table:table-cell table:style-name="ce4" office:value-type="string" calcext:value-type="string" table:number-columns-spanned="1" table:number-rows-spanned="2">
            <text:p>SEO</text:p>
          </table:table-cell>
          <table:table-cell table:style-name="ce4" office:value-type="string" calcext:value-type="string" table:number-columns-spanned="1" table:number-rows-spanned="2">
            <text:p>La balise &lt;title&gt; contient un « . » &amp;&amp; La balise &lt;meta name="description" content=""&gt; est vide. </text:p>
          </table:table-cell>
          <table:table-cell table:style-name="ce15" office:value-type="string" calcext:value-type="string" table:number-columns-spanned="1" table:number-rows-spanned="2">
            <text:p>Ces balises indiquent aux moteurs de recherche de quoi traite la page. Elles sont affichées dans les résultats. Elles doivent contenir le mot-clé visé, mais aussi donner envie au visiteur de cliquer pour lire la page.</text:p>
          </table:table-cell>
          <table:table-cell table:style-name="ce4" office:value-type="string" calcext:value-type="string" table:number-columns-spanned="1" table:number-rows-spanned="2">
            <text:p>Remplir la balise avec le mot-clé de marque (nom de l’entreprise) et la ville et Remplir la balise avec une description précise et succincte </text:p>
          </table:table-cell>
          <table:table-cell table:style-name="ce12" office:value-type="float" office:value="2" calcext:value-type="float" table:number-columns-spanned="1" table:number-rows-spanned="2">
            <text:p>2</text:p>
          </table:table-cell>
          <table:table-cell table:style-name="ce33" office:value-type="string" calcext:value-type="string" table:number-columns-spanned="1" table:number-rows-spanned="2">
            <text:p><text:a xlink:href="https://www.codeur.com/blog/balises-html-seo/" xlink:type="simple">codeur.com &gt; Les 4 balises HTML importantes pour le SEO</text:a></text:p>
          </table:table-cell>
          <table:table-cell table:number-columns-repeated="1018"/>
        </table:table-row>
        <table:table-row table:style-name="ro4">
          <table:covered-table-cell table:number-columns-repeated="4" table:style-name="ce6"/>
          <table:covered-table-cell table:style-name="Default"/>
          <table:covered-table-cell table:style-name="ce49"/>
          <table:table-cell table:number-columns-repeated="1018"/>
        </table:table-row>
        <table:table-row table:style-name="ro5">
          <table:table-cell table:style-name="ce6" office:value-type="string" calcext:value-type="string">
            <text:p>SEO / Accessibilité</text:p>
          </table:table-cell>
          <table:table-cell table:style-name="ce6" office:value-type="string" calcext:value-type="string">
            <text:p>Le site n’est pas responsive (mobile friendly)</text:p>
          </table:table-cell>
          <table:table-cell table:style-name="ce15" office:value-type="string" calcext:value-type="string">
            <text:p>De nos jours, le trafic internet mondial provenait de mobiles, en 2018 le taux de visiteurs sur mobile était de 40 à 60%. Aussi Google utilise dorénavant la version mobile d’un site web pour le classement et l'indexation. Si un site web n’est pas responsive, il perd potentiellement une grande partie de son audience.</text:p>
          </table:table-cell>
          <table:table-cell table:style-name="ce6" office:value-type="string" calcext:value-type="string">
            <text:p>Travailler sur le coté mobile du site web si ce n’est pas encore fait.</text:p>
          </table:table-cell>
          <table:table-cell table:style-name="ce13" office:value-type="float" office:value="3" calcext:value-type="float">
            <text:p>3</text:p>
          </table:table-cell>
          <table:table-cell table:style-name="ce50" office:value-type="string" calcext:value-type="string">
            <text:p><text:a xlink:href="https://www.anthedesign.fr/webdesign-2/site-responsive-design/" xlink:type="simple">Avez-vous un site responsive ? La réponse avec Google</text:a></text:p>
          </table:table-cell>
          <table:table-cell table:number-columns-repeated="1018"/>
        </table:table-row>
        <table:table-row table:style-name="ro6">
          <table:table-cell table:style-name="ce6" office:value-type="string" calcext:value-type="string">
            <text:p>SEO / Accessibilité</text:p>
          </table:table-cell>
          <table:table-cell table:style-name="ce6" office:value-type="string" calcext:value-type="string">
            <text:p>Le site n’utilise pas la sémantique mais uniquement les balises &lt;div&gt; et &lt;span&gt;. Le formulaire contient des erreurs de sémantiques HTML. </text:p>
          </table:table-cell>
          <table:table-cell table:style-name="ce9" office:value-type="string" calcext:value-type="string">
            <text:p><text:span text:style-name="T2">Le HTML sémantique a des bénéfices au delà de l'accessibilité : </text:span><text:span text:style-name="T3">Facilite les développements</text:span><text:span text:style-name="T4">. </text:span><text:span text:style-name="T3">Meilleur pour le mobile</text:span><text:span text:style-name="T4"> - le HTML sémantique est plus léger que le code non sémantique, et plus aisé à rendre responsive.  </text:span><text:span text:style-name="T3">Bon pour le SEO</text:span><text:span text:style-name="T4"> - les moteurs de recherche donnent plus d'importance aux mots clés contenus dans les titres, liens, etc. que des mots-clés contenus dans des &lt;div&gt; non sémantiques. </text:span><text:span text:style-name="T5">Ces erreurs entraînent un problème d’accessibilité pour les outils d’assistance au web puisque les input ne sont associés à aucun label, ils ne peuvent donc pas permettre une navigation optimale aux personnes les nécessitant.</text:span></text:p>
          </table:table-cell>
          <table:table-cell table:style-name="ce6" office:value-type="string" calcext:value-type="string">
            <text:p>Remplacer le plus possible les balises &lt;div&gt; par des balises sémantiques. Les éléments doivent être associés. Le bouton d’envoi doit être un avec le type « submit ». Les labels doivent être associés avec les inputs. Les inputs doivent avoir leurs types d’attributs.</text:p>
          </table:table-cell>
          <table:table-cell table:style-name="ce29" office:value-type="float" office:value="4" calcext:value-type="float">
            <text:p>4</text:p>
          </table:table-cell>
          <table:table-cell table:style-name="ce50" office:value-type="string" calcext:value-type="string">
            <text:p><text:a xlink:href="https://developer.mozilla.org/fr/docs/Apprendre/a11y/HTML" xlink:type="simple">MDN : HTML : une bonne base pour l'accessibilité</text:a></text:p>
          </table:table-cell>
          <table:table-cell table:number-columns-repeated="1018"/>
        </table:table-row>
        <table:table-row table:style-name="ro7">
          <table:table-cell table:style-name="ce6" office:value-type="string" calcext:value-type="string">
            <text:p>SEO</text:p>
          </table:table-cell>
          <table:table-cell table:style-name="ce6" office:value-type="string" calcext:value-type="string">
            <text:p>On trouve le mot-clé local « Paris ». <text:s/>Alors que l’agence se situe à Lyon.</text:p>
          </table:table-cell>
          <table:table-cell table:style-name="ce6" office:value-type="string" calcext:value-type="string">
            <text:p>Utiliser des mots-clés non pertinents proposera aux utilisateurs un contenu qui ne les intéressera pas. S’ils recherchent une agence à Paris, notre agence ne leur conviendra pas puisqu’elle est située a Lyon. Le but du site étant d’obtenir du traffic. Obtenir des clients proches de Lyon : 25% des requêtes effectuées sur Google ont un caractère local et 85% des internautes ont déjà recherché des entreprises de proximité sur les moteurs de recherche. 88% des requêtes localisées sur téléphone se transforment en une visite ou appel dans les 24 h !</text:p>
          </table:table-cell>
          <table:table-cell table:style-name="ce6" office:value-type="string" calcext:value-type="string">
            <text:p>Supprimer le mot-clé « Paris » par « Lyon » </text:p>
          </table:table-cell>
          <table:table-cell table:style-name="ce30" office:value-type="float" office:value="5" calcext:value-type="float">
            <text:p>5</text:p>
          </table:table-cell>
          <table:table-cell table:style-name="ce49" office:value-type="string" calcext:value-type="string">
            <text:p><text:a xlink:href="https://www.codeur.com/blog/5-conseils-referencement-local/" xlink:type="simple">Codeur.com &gt; 7 conseils pour </text:a><text:a xlink:href="https://www.codeur.com/blog/5-conseils-referencement-local/" xlink:type="simple">améliorer votre référencement local</text:a></text:p>
          </table:table-cell>
          <table:table-cell table:number-columns-repeated="1018"/>
        </table:table-row>
        <table:table-row table:style-name="ro7">
          <table:table-cell table:style-name="ce6" office:value-type="string" calcext:value-type="string">
            <text:p>SEO</text:p>
          </table:table-cell>
          <table:table-cell table:style-name="ce6" office:value-type="string" calcext:value-type="string">
            <text:p>Il n’y a pas d’instructions de cache donc le navigateur charge tous les fichiers a chaque visite. </text:p>
          </table:table-cell>
          <table:table-cell table:style-name="ce6" office:value-type="string" calcext:value-type="string">
            <text:p>La mise en cache est le processus de stockage de données dans un cache, une zone de stockage de données temporaire et rapide, pour que celles-ci soient retrouvées plus rapidement. La prochaine fois qu’il visitera cette même page, son navigateur n’aura pas à retélécharger toutes les informations. Ceci permet donc un gain de temps significatif pour charger la page !</text:p>
          </table:table-cell>
          <table:table-cell table:style-name="ce6" office:value-type="string" calcext:value-type="string">
            <text:p>Fichier .htaccess pour indiquer le cache aux navigateurs. L’en-tête Cache-Control définit la durée max pendant laquelle cette ressource est valable . L'en-tête Expires spécifie une date où la ressource n'est plus valide.</text:p>
          </table:table-cell>
          <table:table-cell table:style-name="ce34" office:value-type="float" office:value="6" calcext:value-type="float">
            <text:p>6</text:p>
          </table:table-cell>
          <table:table-cell table:style-name="ce53" office:value-type="string" calcext:value-type="string">
            <text:p><text:span text:style-name="T8"> </text:span><text:span text:style-name="T8"><text:a xlink:href="https://gtmetrix.com/serve-static-assets-with-an-efficient-cache-policy.html#how-to-cache" xlink:type="simple">GTmetrix Lighthouse: Serve static assets with an efficient cache policy</text:a></text:span></text:p>
          </table:table-cell>
          <table:table-cell table:number-columns-repeated="1018"/>
        </table:table-row>
        <table:table-row table:style-name="ro8">
          <table:table-cell table:style-name="ce4" office:value-type="string" calcext:value-type="string" table:number-columns-spanned="1" table:number-rows-spanned="3">
            <text:p>SEO</text:p>
          </table:table-cell>
          <table:table-cell table:style-name="ce4" office:value-type="string" calcext:value-type="string" table:number-columns-spanned="1" table:number-rows-spanned="3">
            <text:p>Le vitesse du site est lent dû à la taille et lourdeur des fichiers, images, etc</text:p>
          </table:table-cell>
          <table:table-cell table:style-name="ce15" office:value-type="string" calcext:value-type="string" table:number-columns-spanned="1" table:number-rows-spanned="3">
            <text:p>Le chargement d’une page est proportionnelle à la hausse du taux de rebond ( % d’internautes qui quittent une page juste après l’avoir ouverte), ce qui envoie à Google un mauvais signal quant à l’intérêt généré par la page. Une page qui se charge trop lentement a tendance à faire fuir les visiteurs impatients. Critère de positionnement à part entière sur Google depuis 2010 sur desktop et depuis 2018 sur mobile. Quelques secondes peuvent faire toute la différence entre une page bien positionnée et une page reléguée dans les bas-fonds des SERPs. Source : href.fr/6-bonnes-pratiques-seo-incontournables-en-2020/</text:p>
          </table:table-cell>
          <table:table-cell table:style-name="ce4" office:value-type="string" calcext:value-type="string" table:number-columns-spanned="1" table:number-rows-spanned="3">
            <text:p>Les fichiers Bootstrap et JS doivent être minimisés et compressés. Redimensionner les images au plus proche de leurs boites &amp; Compresser. Utiliser le CDN (Content Delivery Network) de Fontawesome </text:p>
          </table:table-cell>
          <table:table-cell table:style-name="ce35" office:value-type="float" office:value="7" calcext:value-type="float" table:number-columns-spanned="1" table:number-rows-spanned="3">
            <text:p>7</text:p>
          </table:table-cell>
          <table:table-cell table:style-name="ce50" office:value-type="string" calcext:value-type="string" table:number-columns-spanned="1" table:number-rows-spanned="2">
            <text:p><text:a xlink:href="https://www.codeur.com/blog/ameliorer-temps-chargement-site/" xlink:type="simple">SEO : 10 astuces pour améliorer le temps de chargement de votre site</text:a></text:p>
          </table:table-cell>
          <table:table-cell table:number-columns-repeated="1018"/>
        </table:table-row>
        <table:table-row table:style-name="ro8">
          <table:covered-table-cell table:number-columns-repeated="4" table:style-name="ce6"/>
          <table:covered-table-cell table:style-name="ce31"/>
          <table:covered-table-cell table:style-name="ce49"/>
          <table:table-cell table:number-columns-repeated="1018"/>
        </table:table-row>
        <table:table-row table:style-name="ro8">
          <table:covered-table-cell table:number-columns-repeated="4" table:style-name="ce6"/>
          <table:covered-table-cell table:style-name="ce31"/>
          <table:table-cell table:style-name="ce49" office:value-type="string" calcext:value-type="string">
            <text:p><text:a xlink:href="https://www.anthedesign.fr/hebergement-web/cdn-content-delivery-network/" xlink:type="simple">anthedesign.fr &gt; </text:a><text:a xlink:href="https://www.anthedesign.fr/hebergement-web/cdn-content-delivery-network/" xlink:type="simple">B</text:a><text:a xlink:href="https://www.anthedesign.fr/hebergement-web/cdn-content-delivery-network/" xlink:type="simple">ooster les performances de votre </text:a><text:a xlink:href="https://www.anthedesign.fr/hebergement-web/cdn-content-delivery-network/" xlink:type="simple">site web avec un CDN ?</text:a></text:p>
          </table:table-cell>
          <table:table-cell table:number-columns-repeated="1018"/>
        </table:table-row>
        <table:table-row table:style-name="ro7">
          <table:table-cell table:style-name="ce6" office:value-type="string" calcext:value-type="string">
            <text:p>SEO</text:p>
          </table:table-cell>
          <table:table-cell table:style-name="ce6" office:value-type="string" calcext:value-type="string">
            <text:p>Le footer contient trop de liens et ils n’ont pas de rapport avec l’activité de l’agence </text:p>
          </table:table-cell>
          <table:table-cell table:style-name="ce10" office:value-type="string" calcext:value-type="string">
            <text:p><text:span text:style-name="T6">Google reconnaît les liens dans les footers et les sidebars sur toutes les pages du site. Ces liens perdent de l'importance. De plus, la position du lien dans la page a une incidence. </text:span><text:span text:style-name="T7">Il montre qu’il ne porte pas beaucoup d’intérêt aux pieds de page, qu’il ne crawl pas beaucoup les footer puisqu’ils sont tout en bas de la page, le taux de clic est très faible dans ce dernier et au final, ils n’apportent pas de valeur pour votre référencement.</text:span><text:span text:style-name="T6"> </text:span></text:p>
          </table:table-cell>
          <table:table-cell table:style-name="ce6" office:value-type="string" calcext:value-type="string">
            <text:p>Supprimer les liens présents et repenser la strategie de Netlinking. </text:p>
          </table:table-cell>
          <table:table-cell table:style-name="ce43" office:value-type="float" office:value="8" calcext:value-type="float">
            <text:p>8</text:p>
          </table:table-cell>
          <table:table-cell table:style-name="ce49" office:value-type="string" calcext:value-type="string">
            <text:p><text:a xlink:href="https://www.louismaitreau.fr/blog/suroptimisation-seo/" xlink:type="simple">louismaitreau.fr &gt; Eviter la sur-optimisation SEO sur son site</text:a></text:p>
          </table:table-cell>
          <table:table-cell table:number-columns-repeated="1018"/>
        </table:table-row>
        <table:table-row table:style-name="ro7">
          <table:table-cell table:style-name="ce6" office:value-type="string" calcext:value-type="string">
            <text:p>SEO</text:p>
          </table:table-cell>
          <table:table-cell table:style-name="ce6" office:value-type="string" calcext:value-type="string">
            <text:p>Il y a du contenu camouflé, dissimulé dans le code. Du texte avec des mots clés de la même couleur que le background. Technique de Black-Hat.</text:p>
          </table:table-cell>
          <table:table-cell table:style-name="ce10" office:value-type="string" calcext:value-type="string">
            <text:p>Technique Black Hat SEO qui consiste par exemple à insérer un texte de la même couleur de police que celle de l’arrière-plan de la page, ou à utiliser des tailles de police tellement petites que le texte devient invisible. En faisant cela, on enfreint les préconisations de Google et on encourt le risque de pénalités.</text:p>
          </table:table-cell>
          <table:table-cell table:style-name="ce6" office:value-type="string" calcext:value-type="string">
            <text:p>Supprimer toutes les balises cachées</text:p>
          </table:table-cell>
          <table:table-cell table:style-name="ce44" office:value-type="float" office:value="9" calcext:value-type="float">
            <text:p>9</text:p>
          </table:table-cell>
          <table:table-cell table:style-name="ce49" office:value-type="string" calcext:value-type="string">
            <text:p><text:a xlink:href="https://www.powertrafic.fr/texte-cache-seo/#:~:text=Lorsque%20l'on%20parle%20de,que%20le%20texte%20devient%20invisible" xlink:type="simple">Texte caché et SEO : quelle solution optimale pour son référencement ?</text:a></text:p>
          </table:table-cell>
          <table:table-cell table:number-columns-repeated="1018"/>
        </table:table-row>
        <table:table-row table:style-name="ro9">
          <table:table-cell table:style-name="ce6" office:value-type="string" calcext:value-type="string">
            <text:p>SEO/Accessibilité</text:p>
          </table:table-cell>
          <table:table-cell table:style-name="ce6" office:value-type="string" calcext:value-type="string">
            <text:p>Pas de balises Open Graph dans le HTML du site.</text:p>
          </table:table-cell>
          <table:table-cell table:style-name="ce6" office:value-type="string" calcext:value-type="string">
            <text:p>Le protocole Open Graph partage le contenu d’une page web sur les réseaux sociaux. Lorsqu’un internaute cliquera sur un bouton de partage, les informations inscrites par défaut seront celles insérées. Créé par Facebook, utilisent le protocole pour afficher le bon titre, la bonne description et la bonne image pour un partage. Intêret dans la stratégie de social media. Intégrer des balises OGP dans un site web augmentera le taux de clic, le trafic et les conversions.</text:p>
          </table:table-cell>
          <table:table-cell table:style-name="ce6" office:value-type="string" calcext:value-type="string">
            <text:p>Mettre les balises &lt;meta&gt; avec la propriété og</text:p>
          </table:table-cell>
          <table:table-cell table:style-name="ce46" office:value-type="float" office:value="10" calcext:value-type="float">
            <text:p>10</text:p>
          </table:table-cell>
          <table:table-cell table:style-name="ce49" office:value-type="string" calcext:value-type="string">
            <text:p><text:a xlink:href="https://smartkeyword.io/seo-on-page-open-graph-twitter-card/" xlink:type="simple">smartkeyword.io &gt; Balises Open Graph</text:a></text:p>
          </table:table-cell>
          <table:table-cell table:number-columns-repeated="1018"/>
        </table:table-row>
        <table:table-row table:style-name="ro10">
          <table:table-cell table:style-name="ce6" office:value-type="string" calcext:value-type="string">
            <text:p>Accessibilité</text:p>
          </table:table-cell>
          <table:table-cell table:style-name="ce6" office:value-type="string" calcext:value-type="string">
            <text:p>Erreur de contraste</text:p>
          </table:table-cell>
          <table:table-cell table:style-name="ce6" office:value-type="string" calcext:value-type="string">
            <text:p>Le contraste des couleurs DOIT respecter le niveau AA de WCAG 2.0 : Un contraste dont le ratio est de 4.5:1 pour les textes normaux (fonte est inférieure à 18 ou 14 en gras) ; Un contraste de ratio 3:1 pour les grands textes (18 mini ou 14 en gras).</text:p>
          </table:table-cell>
          <table:table-cell table:style-name="ce6" office:value-type="string" calcext:value-type="string">
            <text:p>Corriger les erreurs de contraste à l’aide d’outil comme « WAVE » ou «  https://webaim.org/»</text:p>
          </table:table-cell>
          <table:table-cell table:style-name="ce47"/>
          <table:table-cell table:style-name="ce49" office:value-type="string" calcext:value-type="string">
            <text:p><text:a xlink:href="https://developer.mozilla.org/fr/docs/Accessibilité/Checklist_accessibilite_mobile" xlink:type="simple">MDN &gt; Check-list pour l'accessibilité mobile</text:a></text:p>
            <text:p/>
          </table:table-cell>
          <table:table-cell table:number-columns-repeated="1018"/>
        </table:table-row>
        <table:table-row table:style-name="ro9">
          <table:table-cell table:style-name="ce6" office:value-type="string" calcext:value-type="string">
            <text:p>Accessibilité</text:p>
          </table:table-cell>
          <table:table-cell table:style-name="ce6" office:value-type="string" calcext:value-type="string">
            <text:p>Pas de texte liens sociaux. Erreur de WAVE.</text:p>
          </table:table-cell>
          <table:table-cell table:style-name="ce6" office:value-type="string" calcext:value-type="string">
            <text:p>Si un lien ne contient pas de texte, la fonction ou l'objectif du lien ne sera pas présenté. Peut être source de confusion pour les utilisateurs de claviers et de lecteurs d'écran.</text:p>
          </table:table-cell>
          <table:table-cell table:style-name="ce6" office:value-type="string" calcext:value-type="string">
            <text:p>Mettre l’attribut aria-label avec un texte.</text:p>
          </table:table-cell>
          <table:table-cell table:style-name="ce31"/>
          <table:table-cell table:style-name="ce49" office:value-type="string" calcext:value-type="string">
            <text:p><text:a xlink:href="https://stackoverflow.com/questions/32631180/link-contain-no-text-showing-error-in-wave-accessibility-evaluation-tool" xlink:type="simple">stackoverflow: link-contain</text:a><text:a xlink:href="https://stackoverflow.com/questions/32631180/link-contain-no-text-showing-error-in-wave-accessibility-evaluation-tool" xlink:type="simple">N</text:a><text:a xlink:href="https://stackoverflow.com/questions/32631180/link-contain-no-text-showing-error-in-wave-accessibility-evaluation-tool" xlink:type="simple">o-text-wave</text:a></text:p>
          </table:table-cell>
          <table:table-cell table:number-columns-repeated="1018"/>
        </table:table-row>
        <table:table-row table:style-name="ro9">
          <table:table-cell table:style-name="ce6" office:value-type="string" calcext:value-type="string">
            <text:p>Accessibilité</text:p>
          </table:table-cell>
          <table:table-cell table:style-name="ce6" office:value-type="string" calcext:value-type="string">
            <text:p>On trouve des attributs « styles » dans le HTML. </text:p>
          </table:table-cell>
          <table:table-cell table:style-name="ce6" office:value-type="string" calcext:value-type="string">
            <text:p>Un fichier CSS externe, permet d'écrire l’instruction qu'une seule fois pour tout le site. Passer à par une feuille de style externe, rend votre site plus facile à MAJ par la suite. L’utilisation de style CSS de cette façon n’est pas recommandée, car chaque balise HTML doit être stylisée individuellement. Cependant, cela peut être utile dans certaines situations. Par exemple, dans les cas où vous n’avez pas accès aux styles CSS externes ou devez appliquer un style pour un élément unique.</text:p>
          </table:table-cell>
          <table:table-cell table:style-name="ce6" office:value-type="string" calcext:value-type="string">
            <text:p>Supprimer tous les attributs « style » présents dans le code HTML et définir les styles dans les fichier CSS.</text:p>
          </table:table-cell>
          <table:table-cell table:style-name="ce31"/>
          <table:table-cell table:style-name="ce49" office:value-type="string" calcext:value-type="string">
            <text:p><text:a xlink:href="https://www.hostinger.fr/tutoriels/style-css/" xlink:type="simple">Hostinger.fr &gt; Qu’est ce qu’un </text:a><text:a xlink:href="https://www.hostinger.fr/tutoriels/style-css/" xlink:type="simple">style CSS </text:a><text:a xlink:href="https://www.hostinger.fr/tutoriels/style-css/" xlink:type="simple">externe, interne et inline ?</text:a></text:p>
          </table:table-cell>
          <table:table-cell table:number-columns-repeated="1018"/>
        </table:table-row>
        <table:table-row table:style-name="ro11">
          <table:table-cell table:style-name="ce6" office:value-type="string" calcext:value-type="string">
            <text:p>Accessibilité</text:p>
          </table:table-cell>
          <table:table-cell table:style-name="ce6" office:value-type="string" calcext:value-type="string">
            <text:p>La balise de la page de contact contient des liens vers des fichiers JS et CSS qui n’existent pas. </text:p>
          </table:table-cell>
          <table:table-cell table:style-name="ce6" office:value-type="string" calcext:value-type="string">
            <text:p>L'élément HTML &lt;link&gt; définit la relation entre le document courant et une ressource externe. Cet élément peut être utilisé pour définir un lien vers une feuille de style, vers les icônes utilisées en barre de titre ou comme icône d'application sur les appareils mobiles.</text:p>
          </table:table-cell>
          <table:table-cell table:style-name="ce6" office:value-type="string" calcext:value-type="string">
            <text:p>Ces liens doivent être modifiés pour lier la page aux fichiers existants.</text:p>
          </table:table-cell>
          <table:table-cell table:style-name="ce31"/>
          <table:table-cell table:style-name="ce54" office:value-type="string" calcext:value-type="string">
            <text:p><text:span text:style-name="T9"><text:a xlink:href="https://developer.mozilla.org/fr/docs/Web/HTML/Element/link" xlink:type="simple">MDN &lt;link&gt; : l'élément de lien vers des ressources externes</text:a></text:span><text:span text:style-name="T9"> </text:span></text:p>
          </table:table-cell>
          <table:table-cell table:number-columns-repeated="1018"/>
        </table:table-row>
        <table:table-row table:style-name="ro9">
          <table:table-cell table:style-name="ce6" office:value-type="string" calcext:value-type="string">
            <text:p>Accessibilité</text:p>
          </table:table-cell>
          <table:table-cell table:style-name="ce6" office:value-type="string" calcext:value-type="string">
            <text:p>2 des textes ainsi qu’une citation sont contenus dans des images. </text:p>
          </table:table-cell>
          <table:table-cell table:style-name="ce6" office:value-type="string" calcext:value-type="string">
            <text:p>Les images avec du texte DOIVENT être évitées</text:p>
          </table:table-cell>
          <table:table-cell table:style-name="ce6" office:value-type="string" calcext:value-type="string">
            <text:p>Remplacer les balise &lt;img&gt; par une balise &lt;h.&gt; et &lt;blockquote&gt; pour y insérer les textes.</text:p>
          </table:table-cell>
          <table:table-cell table:style-name="ce47"/>
          <table:table-cell table:style-name="ce49" office:value-type="string" calcext:value-type="string">
            <text:p><text:a xlink:href="https://developer.mozilla.org/fr/docs/Accessibilité/Checklist_accessibilite_mobile" xlink:type="simple">MDN &gt; Check-list pour l'accessibilité mobile</text:a></text:p>
          </table:table-cell>
          <table:table-cell table:number-columns-repeated="1018"/>
        </table:table-row>
        <table:table-row table:style-name="ro9">
          <table:table-cell table:style-name="ce7" office:value-type="string" calcext:value-type="string">
            <text:p>Accessibilité</text:p>
          </table:table-cell>
          <table:table-cell table:style-name="ce14" office:value-type="string" calcext:value-type="string">
            <text:p>Il n’y a pas de focus sur tous les éléments cliquables</text:p>
          </table:table-cell>
          <table:table-cell table:style-name="ce19" office:value-type="string" calcext:value-type="string">
            <text:p>Les contrôles standards tels que les liens, les boutons et les champs de formulaire peuvent, par défaut, porter le focus </text:p>
          </table:table-cell>
          <table:table-cell table:style-name="ce14" office:value-type="string" calcext:value-type="string">
            <text:p>Mettre le focus sur la navigation, les boutons, et le formulaire.</text:p>
          </table:table-cell>
          <table:table-cell table:style-name="ce14"/>
          <table:table-cell table:style-name="ce14" office:value-type="string" calcext:value-type="string">
            <text:p><text:a xlink:href="https://developer.mozilla.org/fr/docs/Accessibilité/Checklist_accessibilite_mobile" xlink:type="simple">MDN : Check-list pour l'accessibilité mobile</text:a></text:p>
          </table:table-cell>
          <table:table-cell table:style-name="ce58" table:number-columns-repeated="1018"/>
        </table:table-row>
        <table:table-row table:style-name="ro9">
          <table:table-cell table:style-name="ce6" office:value-type="string" calcext:value-type="string">
            <text:p>SEO/Accessibilité</text:p>
          </table:table-cell>
          <table:table-cell table:style-name="ce6" office:value-type="string" calcext:value-type="string">
            <text:p>Erreur CSS au validateur W3C</text:p>
          </table:table-cell>
          <table:table-cell table:style-name="ce6" office:value-type="string" calcext:value-type="string">
            <text:p>La fonctionnalité « max-device-width » etc dans les @media a été supprimée des standards du Web. Bien que quelques navigateurs puissent encore la supporter, elle est en cours d'éradication. Les pages et applications Web l'utilisant peuvent cesser de fonctionner à tout moment.</text:p>
          </table:table-cell>
          <table:table-cell table:style-name="ce6" office:value-type="string" calcext:value-type="string">
            <text:p>Corriger les erreurs CSS indiquées dans la validateur du W3C</text:p>
          </table:table-cell>
          <table:table-cell table:style-name="ce31"/>
          <table:table-cell table:style-name="ce49" office:value-type="string" calcext:value-type="string">
            <text:p><text:a xlink:href="https://developer.mozilla.org/fr/docs/Web/CSS/@media/device-width" xlink:type="simple">MDN &gt; CSS : Feuilles de style en cascade @mediadevice-width</text:a></text:p>
          </table:table-cell>
          <table:table-cell table:number-columns-repeated="1018"/>
        </table:table-row>
        <table:table-row table:style-name="ro7">
          <table:table-cell table:style-name="ce6" office:value-type="string" calcext:value-type="string">
            <text:p>SEO</text:p>
          </table:table-cell>
          <table:table-cell table:style-name="ce6" office:value-type="string" calcext:value-type="string">
            <text:p>Async et Defer absent</text:p>
          </table:table-cell>
          <table:table-cell table:style-name="ce6" office:value-type="string" calcext:value-type="string">
            <text:p>Si on ne paramètre pas correctement l’appel aux fichiers JS, ils bloqueront l’affichage de la page jusqu’à ce qu’ils soient complètement chargés. Deux cas : Si l’ordre d'exécution n’a pas d’importance et que les scripts peuvent s’exécutés dès qu’ils sont disponibles, méthode asynchrone « async » Si l’ordre des scripts est important, et qu’ils doivent être exécutés une fois le HTML complètement chargé, méthode différée « defer ».</text:p>
          </table:table-cell>
          <table:table-cell table:style-name="ce6" office:value-type="string" calcext:value-type="string">
            <text:p>Mettre les attributs async et defer dans les balises script.</text:p>
          </table:table-cell>
          <table:table-cell table:style-name="ce31"/>
          <table:table-cell table:style-name="ce55" office:value-type="string" calcext:value-type="string">
            <text:p><text:span text:style-name="T10"> </text:span><text:span text:style-name="T10"><text:a xlink:href="https://www.alsacreations.com/astuce/lire/1562-script-attribut-async-defer.html" xlink:type="simple">Alsacréation Les attributs async et defer pour &lt;script&gt;</text:a></text:span></text:p>
            <text:p/>
          </table:table-cell>
          <table:table-cell table:number-columns-repeated="1018"/>
        </table:table-row>
        <table:table-row table:style-name="ro9" table:number-rows-repeated="1048541">
          <table:table-cell table:number-columns-repeated="1024"/>
        </table:table-row>
        <table:table-row table:style-name="ro12" table:number-rows-repeated="12">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Calibri" svg:font-family="Calibri"/>
    <style:font-face style:name="Cambria" svg:font-family="Cambria"/>
    <style:font-face style:name="Lucida Sans" svg:font-family="'Lucida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1"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5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5">00/00/0000</text:date>, <text:time style:data-style-name="N2" text:time-value="15:51:15.05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30T12:33:25</meta:creation-date>
    <meta:initial-creator>Utilisateur Microsoft Office</meta:initial-creator>
    <dc:date>2021-01-25T16:17:18.710000000</dc:date>
    <meta:editing-duration>PT12H11M27S</meta:editing-duration>
    <meta:editing-cycles>16</meta:editing-cycles>
    <meta:generator>LibreOffice/7.0.4.2$Windows_X86_64 LibreOffice_project/dcf040e67528d9187c66b2379df5ea4407429775</meta:generator>
    <meta:document-statistic meta:table-count="1" meta:cell-count="107" meta:object-count="0"/>
  </office:meta>
</office:document-meta>
</file>